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.setNext( String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Expr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Fetchint( String fetc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setCaching( String cach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Fetchaudio( String fetchaud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Fetchtimeout( String fetch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